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3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JAVIER LU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RODUCCIONES AVICOLA TACNA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3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UNA ARISTA, FRANCISCO JAVI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2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1444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2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2T23:00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